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7">
      <style:table-cell-properties fo:background-color="#FFFFD7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3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4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26" style:family="table-cell" style:parent-style-name="Default" style:data-style-name="N37">
      <style:table-cell-properties fo:background-color="#AFD095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AFD095"/>
    </style:style>
    <style:style style:name="ce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0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5" style:family="table-cell" style:parent-style-name="Default" style:data-style-name="N4"/>
    <style:style style:name="ce36" style:family="table-cell" style:parent-style-name="Default" style:data-style-name="N37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7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8"/>
    <style:style style:name="ce4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7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8">
      <style:table-cell-properties fo:background-color="#E0C2CD"/>
    </style:style>
    <style:style style:name="ce59" style:family="table-cell" style:parent-style-name="Default" style:data-style-name="N37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8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8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8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1"/>
    <style:style style:name="ce8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37">
      <style:table-cell-properties fo:background-color="#77BC65"/>
      <style:text-properties fo:color="#FFFF38"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#AFD095"/>
      <style:text-properties fo:color="#C9211E"/>
    </style:style>
    <style:style style:name="ce86" style:family="table-cell" style:parent-style-name="Default" style:data-style-name="N42">
      <style:table-cell-properties fo:background-color="#AFD095"/>
      <style:text-properties fo:font-size="8pt" style:font-size-asian="8pt" style:font-size-complex="8pt"/>
    </style:style>
    <style:style style:name="ce8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90" style:family="table-cell" style:parent-style-name="Default" style:data-style-name="N40">
      <style:table-cell-properties fo:border-top="thin solid #000000" fo:border-bottom="thin solid #000000" fo:border-left="none" fo:border-right="none"/>
    </style:style>
    <style:style style:name="ce91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92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4" style:family="table-cell" style:parent-style-name="Default" style:data-style-name="N38">
      <style:text-properties fo:font-weight="bold" style:font-weight-asian="bold" style:font-weight-complex="bold"/>
    </style:style>
    <style:style style:name="ce95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style:font-family-generic="swiss"/>
    </style:style>
    <style:style style:name="ce97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98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100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02" style:family="table-cell" style:parent-style-name="Default" style:data-style-name="N0">
      <style:table-cell-properties fo:background-color="#D4EA6B"/>
    </style:style>
    <style:style style:name="ce103" style:family="table-cell" style:parent-style-name="Default" style:data-style-name="N0">
      <style:table-cell-properties fo:background-color="#069A2E"/>
    </style:style>
    <style:style style:name="ce104" style:family="table-cell" style:parent-style-name="Default" style:data-style-name="N38">
      <style:table-cell-properties fo:background-color="#FFD7D7"/>
    </style:style>
    <style:style style:name="ce105" style:family="table-cell" style:parent-style-name="Default" style:data-style-name="N0">
      <style:table-cell-properties fo:background-color="#FFD7D7"/>
    </style:style>
    <style:style style:name="ce106" style:family="table-cell" style:parent-style-name="Default" style:data-style-name="N4">
      <style:table-cell-properties fo:background-color="#FFD7D7"/>
    </style:style>
    <style:style style:name="ce107" style:family="table-cell" style:parent-style-name="Default" style:data-style-name="N37">
      <style:table-cell-properties fo:background-color="#FFD7D7"/>
    </style:style>
    <style:style style:name="ce108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09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110" style:family="table-cell" style:parent-style-name="Default" style:data-style-name="N38">
      <style:table-cell-properties fo:background-color="#D4EA6B"/>
    </style:style>
    <style:style style:name="ce111" style:family="table-cell" style:parent-style-name="Default" style:data-style-name="N4">
      <style:table-cell-properties fo:background-color="#D4EA6B"/>
    </style:style>
    <style:style style:name="ce1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13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14" style:family="table-cell" style:parent-style-name="Default" style:data-style-name="N37">
      <style:table-cell-properties fo:background-color="#D4EA6B"/>
    </style:style>
    <style:style style:name="ce115" style:family="table-cell" style:parent-style-name="Default" style:data-style-name="N0">
      <style:table-cell-properties fo:background-color="#FFD8CE"/>
    </style:style>
    <style:style style:name="ce116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fo:background-color="#FFD8CE"/>
    </style:style>
    <style:style style:name="ce118" style:family="table-cell" style:parent-style-name="Default" style:data-style-name="N37">
      <style:table-cell-properties fo:background-color="#FFD8CE"/>
    </style:style>
    <style:style style:name="ce119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0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1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4">
      <style:table-cell-properties fo:background-color="#81D41A"/>
    </style:style>
    <style:style style:name="ce124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ackground-color="#F7D1D5"/>
    </style:style>
    <style:style style:name="ce12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automatic"/>
    </style:style>
    <style:style style:name="ce128" style:family="table-cell" style:parent-style-name="Default" style:data-style-name="N38">
      <style:table-cell-properties fo:background-color="#F7D1D5"/>
    </style:style>
    <style:style style:name="ce129" style:family="table-cell" style:parent-style-name="Default" style:data-style-name="N0">
      <style:table-cell-properties fo:background-color="#BBE33D"/>
    </style:style>
    <style:style style:name="ce130" style:family="table-cell" style:parent-style-name="Default" style:data-style-name="N4">
      <style:table-cell-properties fo:background-color="#BBE33D"/>
    </style:style>
    <style:style style:name="ce131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32" style:family="table-cell" style:parent-style-name="Default" style:data-style-name="N39">
      <style:table-cell-properties fo:background-color="#81D41A"/>
    </style:style>
    <style:style style:name="ce133" style:family="table-cell" style:parent-style-name="Default" style:data-style-name="N0">
      <style:table-cell-properties fo:background-color="#FFA6A6"/>
    </style:style>
    <style:style style:name="ce134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35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3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7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38" style:family="table-cell" style:parent-style-name="Default" style:data-style-name="N36"/>
    <style:style style:name="ce139" style:family="table-cell" style:parent-style-name="Default" style:data-style-name="N19"/>
    <style:style style:name="ce140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6.746875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7.01145833333333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3145833333333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2.06375cm"/>
    </style:style>
    <style:style style:name="co26" style:family="table-column">
      <style:table-column-properties fo:break-before="auto" style:column-width="1.69333333333333cm" style:use-optimal-column-width="true"/>
    </style:style>
    <style:style style:name="co27" style:family="table-column">
      <style:table-column-properties fo:break-before="auto" style:column-width="1.85208333333333cm"/>
    </style:style>
    <style:style style:name="co28" style:family="table-column">
      <style:table-column-properties fo:break-before="auto" style:column-width="1.21708333333333cm"/>
    </style:style>
    <style:style style:name="co29" style:family="table-column">
      <style:table-column-properties fo:break-before="auto" style:column-width="1.56104166666667cm"/>
    </style:style>
    <style:style style:name="co30" style:family="table-column">
      <style:table-column-properties fo:break-before="auto" style:column-width="2.38125cm"/>
    </style:style>
    <style:style style:name="co31" style:family="table-column">
      <style:table-column-properties fo:break-before="auto" style:column-width="6.00604166666667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1.5345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00541666666667cm"/>
    </style:style>
    <style:style style:name="co36" style:family="table-column">
      <style:table-column-properties fo:break-before="auto" style:column-width="1.190625cm"/>
    </style:style>
    <style:style style:name="co37" style:family="table-column">
      <style:table-column-properties fo:break-before="auto" style:column-width="1.08479166666667cm"/>
    </style:style>
    <style:style style:name="co38" style:family="table-column">
      <style:table-column-properties fo:break-before="auto" style:column-width="6.64104166666667cm"/>
    </style:style>
    <style:style style:name="co39" style:family="table-column">
      <style:table-column-properties fo:break-before="auto" style:column-width="0.582083333333333cm"/>
    </style:style>
    <style:style style:name="co40" style:family="table-column">
      <style:table-column-properties fo:break-before="auto" style:column-width="2.09020833333333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6.985cm"/>
    </style:style>
    <style:style style:name="co44" style:family="table-column">
      <style:table-column-properties fo:break-before="auto" style:column-width="0.608541666666667cm"/>
    </style:style>
    <style:style style:name="co45" style:family="table-column">
      <style:table-column-properties fo:break-before="auto" style:column-width="0.529166666666667cm"/>
    </style:style>
    <style:style style:name="co46" style:family="table-column">
      <style:table-column-properties fo:break-before="auto" style:column-width="0.47625cm"/>
    </style:style>
    <style:style style:name="co47" style:family="table-column">
      <style:table-column-properties fo:break-before="auto" style:column-width="1.13770833333333cm"/>
    </style:style>
    <style:style style:name="co48" style:family="table-column">
      <style:table-column-properties fo:break-before="auto" style:column-width="1.24354166666667cm"/>
    </style:style>
    <style:style style:name="co49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" table:default-cell-style-name="ce35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0" table:formula="of:=[.J3]" table:style-name="ce13">
            <text:p>60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88" table:style-name="ce13">
            <text:p>88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479588.66" table:formula="of:=['05_23'.E2]" table:style-name="ce15">
            <text:p>479.588,66</text:p>
          </table:table-cell>
          <table:table-cell office:value-type="float" office:value="477614.647" table:formula="of:=[.B7]+[.C7]+[.D6]" table:style-name="ce16">
            <text:p>477.614,65</text:p>
          </table:table-cell>
          <table:table-cell office:value-type="float" office:value="13300" table:formula="of:=['05_23'.F2]" table:style-name="ce14">
            <text:p>13.3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73245.409999999989" table:formula="of:=[.E7]+[.F7]+[.G6]" table:style-name="ce17">
            <text:p>-73.2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1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7911" table:formula="of:=['06_23'.D2]" table:style-name="ce14">
            <text:p>27.911,00</text:p>
          </table:table-cell>
          <table:table-cell office:value-type="float" office:value="-25028.629999999997" table:formula="of:=['06_23'.E2]" table:style-name="ce15">
            <text:p>-25.028,63</text:p>
          </table:table-cell>
          <table:table-cell office:value-type="float" office:value="480497.01699999999" table:formula="of:=[.B8]+[.C8]+[.D7]" table:style-name="ce16">
            <text:p>480.497,02</text:p>
          </table:table-cell>
          <table:table-cell office:value-type="float" office:value="0" table:formula="of:=['06_23'.F2]" table:style-name="ce14">
            <text:p>0,00</text:p>
          </table:table-cell>
          <table:table-cell office:value-type="float" office:value="0" table:formula="of:=['06_23'.GG2]" table:style-name="ce15">
            <text:p>0,00</text:p>
          </table:table-cell>
          <table:table-cell office:value-type="float" office:value="-73245.409999999989" table:formula="of:=[.E8]+[.F8]+[.G7]" table:style-name="ce17">
            <text:p>-73.245,41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17911" table:formula="of:=['07_23'.D2]" table:style-name="ce14">
            <text:p>17.911,00</text:p>
          </table:table-cell>
          <table:table-cell office:value-type="float" office:value="-24768.489999999998" table:formula="of:=['07_23'.E2]" table:style-name="ce15">
            <text:p>-24.768,49</text:p>
          </table:table-cell>
          <table:table-cell office:value-type="float" office:value="473639.527" table:formula="of:=[.B9]+[.C9]+[.D8]" table:style-name="ce16">
            <text:p>473.639,53</text:p>
          </table:table-cell>
          <table:table-cell office:value-type="float" office:value="0" table:formula="of:=['07_23'.FF2]" table:style-name="ce14">
            <text:p>0,00</text:p>
          </table:table-cell>
          <table:table-cell office:value-type="float" office:value="0" table:formula="of:=['07_23'.GG2]" table:style-name="ce15">
            <text:p>0,00</text:p>
          </table:table-cell>
          <table:table-cell office:value-type="float" office:value="-73245.409999999989" table:formula="of:=[.E9]+[.F9]+[.G8]" table:style-name="ce17">
            <text:p>-73.245,41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82599999999999" table:formula="of:=[.J9]*[.$K$1]" table:style-name="ce20">
            <text:p>14,08</text:p>
          </table:table-cell>
          <table:table-cell office:value-type="float" office:value="45.917400000000001" table:formula="of:=[.J9]-[.K9]" table:style-name="ce20">
            <text:p>45,92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23798.61" table:formula="of:=['08_23'.E2]" table:style-name="ce15">
            <text:p>-23.798,61</text:p>
          </table:table-cell>
          <table:table-cell office:value-type="float" office:value="537751.91700000002" table:formula="of:=[.B10]+[.C10]+[.D9]" table:style-name="ce16">
            <text:p>537.751,92</text:p>
          </table:table-cell>
          <table:table-cell office:value-type="float" office:value="0" table:formula="of:=['08_23'.FF2]" table:style-name="ce14">
            <text:p>0,00</text:p>
          </table:table-cell>
          <table:table-cell office:value-type="float" office:value="0" table:formula="of:=['08_23'.GG2]" table:style-name="ce15">
            <text:p>0,00</text:p>
          </table:table-cell>
          <table:table-cell office:value-type="float" office:value="-73245.409999999989" table:formula="of:=[.E10]+[.F10]+[.G9]" table:style-name="ce17">
            <text:p>-73.245,41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0]*[.$K$1]" table:style-name="ce20">
            <text:p>28,17</text:p>
          </table:table-cell>
          <table:table-cell office:value-type="float" office:value="91.834800000000001" table:formula="of:=[.J10]-[.K10]" table:style-name="ce20">
            <text:p>91,83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2687.5" table:formula="of:=['09_23'.E2]" table:style-name="ce15">
            <text:p>-22.687,50</text:p>
          </table:table-cell>
          <table:table-cell office:value-type="float" office:value="639364.41700000002" table:formula="of:=[.B11]+[.C11]+[.D10]" table:style-name="ce16">
            <text:p>639.364,42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G2]" table:style-name="ce15">
            <text:p>0,00</text:p>
          </table:table-cell>
          <table:table-cell office:value-type="float" office:value="-73245.409999999989" table:formula="of:=[.E11]+[.F11]+[.G10]" table:style-name="ce17">
            <text:p>-73.245,4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1]*[.$K$1]" table:style-name="ce20">
            <text:p>28,17</text:p>
          </table:table-cell>
          <table:table-cell office:value-type="float" office:value="91.834800000000001" table:formula="of:=[.J11]-[.K11]" table:style-name="ce20">
            <text:p>91,83</text:p>
          </table:table-cell>
          <table:table-cell office:value-type="float" office:value="641.25660000000005" table:formula="of:=[.L15]+[.M15]" table:style-name="ce22">
            <text:p>641,26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7311.009999999995" table:formula="of:=['10_23'.E2]" table:style-name="ce15">
            <text:p>-77.311,01</text:p>
          </table:table-cell>
          <table:table-cell office:value-type="float" office:value="578853.40700000001" table:formula="of:=[.B12]+[.C12]+[.D11]" table:style-name="ce16">
            <text:p>578.853,41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73245.409999999989" table:formula="of:=[.E12]+[.F12]+[.G11]" table:style-name="ce17">
            <text:p>-73.245,41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2]*[.$K$1]" table:style-name="ce20">
            <text:p>18,78</text:p>
          </table:table-cell>
          <table:table-cell office:value-type="float" office:value="61.223199999999999" table:formula="of:=[.J12]-[.K12]" table:style-name="ce20">
            <text:p>61,22</text:p>
          </table:table-cell>
          <table:table-cell office:value-type="float" office:value="53.438050000000004" table:formula="of:=[.M11]/12" table:style-name="ce23">
            <text:p>53,44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011.010000000002" table:formula="of:=['11_23'.E2]" table:style-name="ce15">
            <text:p>-23.011,01</text:p>
          </table:table-cell>
          <table:table-cell office:value-type="float" office:value="752642.397" table:formula="of:=[.B13]+[.C13]+[.D12]" table:style-name="ce16">
            <text:p>752.642,40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73245.409999999989" table:formula="of:=[.E13]+[.F13]+[.G12]" table:style-name="ce17">
            <text:p>-73.245,41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3]*[.$K$1]" table:style-name="ce20">
            <text:p>18,78</text:p>
          </table:table-cell>
          <table:table-cell office:value-type="float" office:value="61.223199999999999" table:formula="of:=[.J13]-[.K13]" table:style-name="ce20">
            <text:p>61,22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5885.70000000001" table:formula="of:=['12_23'.E2]" table:style-name="ce15">
            <text:p>-115.885,70</text:p>
          </table:table-cell>
          <table:table-cell office:value-type="float" office:value="773556.69699999993" table:formula="of:=[.B14]+[.C14]+[.D13]" table:style-name="ce16">
            <text:p>773.556,70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11271.36" table:formula="of:=['12_23'.G2]" table:style-name="ce15">
            <text:p>-11.271,36</text:p>
          </table:table-cell>
          <table:table-cell office:value-type="float" office:value="-84516.76999999999" table:formula="of:=[.E14]+[.F14]+[.G13]" table:style-name="ce17">
            <text:p>-84.516,77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4]*[.$K$1]" table:style-name="ce20">
            <text:p>18,78</text:p>
          </table:table-cell>
          <table:table-cell office:value-type="float" office:value="61.223199999999999" table:formula="of:=[.J14]-[.K14]" table:style-name="ce20">
            <text:p>61,22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4">
            <text:p>TPLM</text:p>
          </table:table-cell>
          <table:table-cell office:value-type="float" office:value="764466" table:formula="of:=SUM([.B3:.B14])" table:style-name="ce25">
            <text:p>764.466,00</text:p>
          </table:table-cell>
          <table:table-cell office:value-type="float" office:value="9090.6969999999856" table:formula="of:=SUM([.C3:.C14])" table:style-name="ce26">
            <text:p>9.090,70</text:p>
          </table:table-cell>
          <table:table-cell office:value-type="float" office:value="773556.69699999993" table:formula="of:=[.B15]+[.C15]" table:style-name="ce27">
            <text:p>773.556,70</text:p>
          </table:table-cell>
          <table:table-cell office:value-type="float" office:value="144108.54999999999" table:formula="of:=SUM([.E3:.E14])" table:style-name="ce25">
            <text:p>144.108,55</text:p>
          </table:table-cell>
          <table:table-cell office:value-type="float" office:value="-228625.32" table:formula="of:=SUM([.F3:.F14])" table:style-name="ce26">
            <text:p>-228.625,32</text:p>
          </table:table-cell>
          <table:table-cell office:value-type="float" office:value="-84516.770000000019" table:formula="of:=[.E15]+[.F15]" table:style-name="ce27">
            <text:p>-84.516,77</text:p>
          </table:table-cell>
          <table:table-cell table:style-name="ce18"/>
          <table:table-cell table:style-name="ce28"/>
          <table:table-cell office:value-type="float" office:value="540" table:formula="of:=SUM([.J9:.J14])" table:style-name="ce28">
            <text:p>540</text:p>
          </table:table-cell>
          <table:table-cell office:value-type="float" office:value="126.74340000000001" table:formula="of:=SUM([.K9:.K14])" table:style-name="ce29">
            <text:p>126,74</text:p>
          </table:table-cell>
          <table:table-cell office:value-type="float" office:value="413.25660000000005" table:formula="of:=SUM([.L9:.L14])" table:style-name="ce29">
            <text:p>413,26</text:p>
          </table:table-cell>
          <table:table-cell office:value-type="float" office:value="228" table:formula="of:=SUM([.M3:.M8])" table:style-name="ce24">
            <text:p>228</text:p>
          </table:table-cell>
          <table:table-cell table:style-name="ce29"/>
          <table:table-cell table:number-columns-repeated="16370" table:style-name="ce1"/>
        </table:table-row>
        <table:table-row table:style-name="ro2">
          <table:table-cell office:value-type="float" office:value="12" table:style-name="ce30">
            <text:p>Tpl / 12</text:p>
          </table:table-cell>
          <table:table-cell office:value-type="float" office:value="63705.5" table:formula="of:=[.B15]/[.A16]" table:style-name="ce31">
            <text:p>63.705,50</text:p>
          </table:table-cell>
          <table:table-cell office:value-type="float" office:value="757.55808333333209" table:formula="of:=[.C15]/[.A16]" table:style-name="ce32">
            <text:p>757,56</text:p>
          </table:table-cell>
          <table:table-cell table:style-name="ce32"/>
          <table:table-cell office:value-type="float" office:value="12009.045833333332" table:formula="of:=[.E15]/[.A16]" table:style-name="ce32">
            <text:p>12.009,05</text:p>
          </table:table-cell>
          <table:table-cell office:value-type="float" office:value="-19052.11" table:formula="of:=[.F15]/[.A16]" table:style-name="ce32">
            <text:p>-19.052,11</text:p>
          </table:table-cell>
          <table:table-cell office:value-type="float" office:value="-7043.0641666666679" table:formula="of:=[.G15]/[.A16]" table:style-name="ce32">
            <text:p>-7.043,06</text:p>
          </table:table-cell>
          <table:table-cell table:style-name="ce33"/>
          <table:table-cell table:style-name="ce34"/>
          <table:table-cell office:value-type="float" office:value="45" table:formula="of:=[.J15]/12" table:style-name="ce32">
            <text:p>45,00</text:p>
          </table:table-cell>
          <table:table-cell office:value-type="float" office:value="10.561950000000001" table:formula="of:=[.K15]/12" table:style-name="ce32">
            <text:p>10,56</text:p>
          </table:table-cell>
          <table:table-cell office:value-type="float" office:value="34.438050000000004" table:formula="of:=[.L15]/12" table:style-name="ce32">
            <text:p>34,44</text:p>
          </table:table-cell>
          <table:table-cell office:value-type="float" office:value="19" table:formula="of:=[.M15]/12" table:style-name="ce32">
            <text:p>19,00</text:p>
          </table:table-cell>
          <table:table-cell table:style-name="ce3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number-columns-repeated="1021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35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35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35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3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3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35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3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9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2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35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35">
            <text:p>1.179,83</text:p>
          </table:table-cell>
          <table:table-cell office:value-type="float" office:value="111" table:style-name="ce35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35">
            <text:p>18,78</text:p>
          </table:table-cell>
          <table:table-cell office:value-type="float" office:value="850" table:style-name="ce35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35">
            <text:p>20,36</text:p>
          </table:table-cell>
          <table:table-cell office:value-type="float" office:value="100" table:style-name="ce35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7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35">
            <text:p>1.265,00</text:p>
          </table:table-cell>
          <table:table-cell office:value-type="float" office:value="111" table:style-name="ce35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35">
            <text:p>19,50</text:p>
          </table:table-cell>
          <table:table-cell office:value-type="float" office:value="850" table:style-name="ce35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35">
            <text:p>21,41</text:p>
          </table:table-cell>
          <table:table-cell office:value-type="float" office:value="100" table:style-name="ce35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3">
          <table:table-cell table:number-columns-repeated="16384"/>
        </table:table-row>
      </table:table>
      <table:table table:name="05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479588.66" table:formula="of:=SUM([.E4:.E39])" table:style-name="ce45">
            <text:p>479.588,66</text:p>
          </table:table-cell>
          <table:table-cell office:value-type="float" office:value="13300" table:formula="of:=SUM([.F4:.F41])" table:style-name="ce45">
            <text:p>13.3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11948.52" table:formula="of:=[.F2]+[.G2]" table:style-name="ce45">
            <text:p>-11.9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500344.64" table:formula="of:=[.E80]" table:style-name="ce36">
            <text:p>500.344,6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11498.52" table:formula="of:=[.H20]+[.F21]+[.G21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8498.52" table:formula="of:=[.H21]+[.F22]+[.G22]" table:style-name="ce36">
            <text:p>-8.4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11948.52" table:formula="of:=[.H22]+[.F23]+[.G23]" table:style-name="ce36">
            <text:p>-11.9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500344.64" table:formula="of:=SUM([.E81:.E92])" table:style-name="ce40">
            <text:p>500344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5428.33999999997" table:formula="of:=SUM([.E90:.E98])" table:style-name="ce40">
            <text:p>3554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35">
            <text:p>1.288,25</text:p>
          </table:table-cell>
          <table:table-cell office:value-type="float" office:value="111" table:style-name="ce35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35">
            <text:p>20,48</text:p>
          </table:table-cell>
          <table:table-cell office:value-type="float" office:value="850" table:style-name="ce35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35">
            <text:p>21,90</text:p>
          </table:table-cell>
          <table:table-cell office:value-type="float" office:value="100" table:style-name="ce35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0000" table:style-name="ce67">
            <text:p>40.0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5428.33999999997" table:formula="of:=SUM([.E90:.E100])" table:style-name="ce1">
            <text:p>355428,34</text:p>
          </table:table-cell>
          <table:table-cell table:number-columns-repeated="16379"/>
        </table:table-row>
        <table:table-row table:number-rows-repeated="1048475" table:style-name="ro3">
          <table:table-cell table:number-columns-repeated="16384"/>
        </table:table-row>
      </table:table>
      <table:table table:name="06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911" table:formula="of:=SUM([.D4:.D27])" table:style-name="ce45">
            <text:p>27.911,00</text:p>
          </table:table-cell>
          <table:table-cell office:value-type="float" office:value="-25028.629999999997" table:formula="of:=SUM([.E4:.E26])" table:style-name="ce45">
            <text:p>-25.028,63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-865" table:formula="of:=SUM([.G4:.G28])" table:style-name="ce45">
            <text:p>-865,00</text:p>
          </table:table-cell>
          <table:table-cell office:value-type="float" office:value="-865" table:formula="of:=[.F2]+[.G2]" table:style-name="ce45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style-name="ce1"/>
          <table:table-cell office:value-type="float" office:value="-204" table:style-name="ce1">
            <text:p>-204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style-name="ce1"/>
          <table:table-cell office:value-type="float" office:value="-411" table:style-name="ce1">
            <text:p>-411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140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style-name="ce1"/>
          <table:table-cell office:value-type="float" office:value="-250" table:style-name="ce1">
            <text:p>-25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office:value-type="float" office:value="0" table:formula="of:=[.D34]" table:style-name="ce36">
            <text:p>0,00</text:p>
          </table:table-cell>
          <table:table-cell table:style-name="ce35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-865" table:formula="of:=[.H6]+[.F7]+[.G7]" table:style-name="ce36">
            <text:p>-86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140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6]" table:style-name="ce48">
            <text:p>-4.946,47</text:p>
          </table:table-cell>
          <table:table-cell table:number-columns-repeated="2" table:style-name="ce36"/>
          <table:table-cell office:value-type="float" office:value="-865" table:formula="of:=[.H7]+[.F8]+[.G8]" table:style-name="ce36">
            <text:p>-86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140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78]" table:style-name="ce48">
            <text:p>-1.207,42</text:p>
          </table:table-cell>
          <table:table-cell table:number-columns-repeated="2" table:style-name="ce1"/>
          <table:table-cell office:value-type="float" office:value="-865" table:formula="of:=[.H8]+[.F9]+[.G9]" table:style-name="ce36">
            <text:p>-865,00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office:value-type="string" table:style-name="ce47">
            <text:p>%74,42 artış</text:p>
          </table:table-cell>
          <table:table-cell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-865" table:formula="of:=[.H9]+[.F10]+[.G10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-865" table:formula="of:=[.H10]+[.F11]+[.G11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865" table:formula="of:=[.H11]+[.F12]+[.G12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-865" table:formula="of:=[.H12]+[.F13]+[.G13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865" table:formula="of:=[.H13]+[.F14]+[.G14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865" table:formula="of:=[.H14]+[.F15]+[.G15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865" table:formula="of:=[.H15]+[.F16]+[.G1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number-columns-repeated="2" table:style-name="ce36"/>
          <table:table-cell office:value-type="float" office:value="-865" table:formula="of:=[.H16]+[.F17]+[.G17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865" table:formula="of:=[.H17]+[.F18]+[.G18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865" table:formula="of:=[.H18]+[.F19]+[.G19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865" table:formula="of:=[.H19]+[.F20]+[.G20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865" table:formula="of:=[.H20]+[.F21]+[.G21]" table:style-name="ce36">
            <text:p>-865,00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number-columns-repeated="3" table:style-name="ce1"/>
          <table:table-cell office:value-type="float" office:value="-865" table:formula="of:=[.H21]+[.F22]+[.G22]" table:style-name="ce36">
            <text:p>-865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865" table:formula="of:=[.H22]+[.F23]+[.G23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47:.E66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3"/>
          <table:table-cell table:style-name="ce48"/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139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79:.E90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number-rows-repeated="1048484" table:style-name="ro3">
          <table:table-cell table:number-columns-repeated="16384"/>
        </table:table-row>
      </table:table>
      <table:table table:name="07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28])" table:style-name="ce45">
            <text:p>17.911,00</text:p>
          </table:table-cell>
          <table:table-cell office:value-type="float" office:value="-24768.489999999998" table:formula="of:=SUM([.E4:.E27])" table:style-name="ce45">
            <text:p>-24.768,49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815.4300000000003" table:formula="of:=[.E47]" table:style-name="ce35">
            <text:p>-3.815,43</text:p>
          </table:table-cell>
          <table:table-cell table:number-columns-repeated="2" table:style-name="ce36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8.32" table:formula="of:=[.E63]" table:style-name="ce35">
            <text:p>-1.178,32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table:style-name="ce67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67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815.4300000000003" table:formula="of:=SUM([.E48:.E60])" table:style-name="ce40">
            <text:p>-3815,4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40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8.32" table:formula="of:=SUM([.E64:.E75])" table:style-name="ce40">
            <text:p>-1178,3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29])" table:style-name="ce45">
            <text:p>87.911,00</text:p>
          </table:table-cell>
          <table:table-cell office:value-type="float" office:value="-23798.61" table:formula="of:=SUM([.E4:.E28])" table:style-name="ce45">
            <text:p>-23.798,61</text:p>
          </table:table-cell>
          <table:table-cell office:value-type="float" office:value="0" table:formula="of:=SUM([.F4:.F30])" table:style-name="ce45">
            <text:p>0,00</text:p>
          </table:table-cell>
          <table:table-cell office:value-type="float" office:value="0" table:formula="of:=SUM([.G4:.G30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6]" table:style-name="ce36">
            <text:p>0,00</text:p>
          </table:table-cell>
          <table:table-cell table:style-name="ce35"/>
          <table:table-cell office:value-type="float" office:value="0" table:formula="of:=[.E36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833.7000000000003" table:formula="of:=[.E48]" table:style-name="ce35">
            <text:p>-3.833,7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4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7:.D44])" table:style-name="ce65">
            <text:p>0,00</text:p>
          </table:table-cell>
          <table:table-cell office:value-type="float" office:value="0" table:formula="of:=SUM([.E37:.E44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833.7000000000003" table:formula="of:=SUM([.E49:.E61])" table:style-name="ce40">
            <text:p>-3833,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3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5:.E76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99" table:style-name="ro3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2687.5" table:formula="of:=SUM([.E4:.E27])" table:style-name="ce45">
            <text:p>-22.687,50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722.59" table:formula="of:=[.E47]" table:style-name="ce35">
            <text:p>-2.722,59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722.59" table:formula="of:=SUM([.E48:.E60])" table:style-name="ce40">
            <text:p>-2722,59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4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7311.009999999995" table:formula="of:=SUM([.E4:.E27])" table:style-name="ce45">
            <text:p>-77.311,0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346.1" table:formula="of:=[.E47]" table:style-name="ce35">
            <text:p>-2.346,1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346.1" table:formula="of:=SUM([.E48:.E60])" table:style-name="ce40">
            <text:p>-2346,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5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49"/>
          <table:table-cell table:style-name="ce47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0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011.010000000002" table:formula="of:=SUM([.E4:.E26])" table:style-name="ce45">
            <text:p>-23.011,0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35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346.1" table:formula="of:=[.E46]" table:style-name="ce35">
            <text:p>-2.346,1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346.1" table:formula="of:=SUM([.E47:.E59])" table:style-name="ce40">
            <text:p>-2346,1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6 – 6</text:p>
          </table:table-cell>
          <table:table-cell office:value-type="float" office:value="-538.82000000000005" table:style-name="ce48">
            <text:p>-538,82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3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1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7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5885.70000000001" table:formula="of:=SUM([.E4:.E31])" table:style-name="ce45">
            <text:p>-115.885,70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11271.36" table:formula="of:=SUM([.G4:.G31])" table:style-name="ce45">
            <text:p>-11.271,36</text:p>
          </table:table-cell>
          <table:table-cell office:value-type="float" office:value="-11271.36" table:formula="of:=[.F2]+[.G2]" table:style-name="ce45">
            <text:p>-11.271,36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35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710.9599999999996" table:formula="of:=[.E59]" table:style-name="ce48">
            <text:p>-3.710,96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11271.36" table:formula="of:=[.H39]" table:style-name="ce84">
            <text:p>-11.271,36</text:p>
          </table:table-cell>
          <table:table-cell office:value-type="float" office:value="-11271.36" table:formula="of:=[.H29]+[.F30]+[.G30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85">
            <text:p>6920</text:p>
          </table:table-cell>
          <table:table-cell office:value-type="percentage" office:value="0.23482" table:style-name="ce86">
            <text:p>23,482%</text:p>
          </table:table-cell>
          <table:table-cell office:value-type="float" office:value="-1624.9544000000001" table:formula="of:=[.C33]*[.D33]*-1" table:style-name="ce26">
            <text:p>-1.624,95</text:p>
          </table:table-cell>
          <table:table-cell table:style-name="ce1"/>
          <table:table-cell office:value-type="float" office:value="-1624.9544000000001" table:formula="of:=[.C33]*[.D33]*-1" table:style-name="ce48">
            <text:p>-1.624,95</text:p>
          </table:table-cell>
          <table:table-cell office:value-type="float" office:value="-1624.9544000000001" table:formula="of:=[.H32]+[.F33]+[.G33]" table:style-name="ce36">
            <text:p>-1.624,9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82" table:style-name="ce86">
            <text:p>23,482%</text:p>
          </table:table-cell>
          <table:table-cell office:value-type="float" office:value="-3052.66" table:formula="of:=[.C34]*[.D34]*-1" table:style-name="ce26">
            <text:p>-3.052,66</text:p>
          </table:table-cell>
          <table:table-cell table:style-name="ce1"/>
          <table:table-cell office:value-type="float" office:value="-3052.66" table:formula="of:=[.C34]*[.D34]*-1" table:style-name="ce48">
            <text:p>-3.052,66</text:p>
          </table:table-cell>
          <table:table-cell office:value-type="float" office:value="-4677.6144000000004" table:formula="of:=[.H33]+[.F34]+[.G34]" table:style-name="ce36">
            <text:p>-4.6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82" table:style-name="ce86">
            <text:p>23,482%</text:p>
          </table:table-cell>
          <table:table-cell office:value-type="float" office:value="-6593.7456000000002" table:formula="of:=[.C35]*[.D35]*-1" table:style-name="ce26">
            <text:p>-6.593,75</text:p>
          </table:table-cell>
          <table:table-cell table:style-name="ce1"/>
          <table:table-cell office:value-type="float" office:value="-6593.7456000000002" table:formula="of:=[.C35]*[.D35]*-1" table:style-name="ce48">
            <text:p>-6.593,75</text:p>
          </table:table-cell>
          <table:table-cell office:value-type="float" office:value="-11271.36" table:formula="of:=[.H34]+[.F35]+[.G35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5]+[.F36]+[.G36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6]+[.F37]+[.G37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7]+[.F38]+[.G38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8]+[.F39]+[.G39]" table:style-name="ce84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710.9599999999996" table:formula="of:=SUM([.E60:.E73])" table:style-name="ce40">
            <text:p>-3710,96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3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2" table:default-cell-style-name="ce1"/>
        <table:table-column table:style-name="co13" table:number-columns-repeated="3" table:default-cell-style-name="ce35"/>
        <table:table-column table:style-name="co12" table:number-columns-repeated="16378" table:default-cell-style-name="ce1"/>
        <table:table-row table:style-name="ro2">
          <table:table-cell/>
          <table:table-cell office:value-type="string" table:style-name="ce1">
            <text:p>Pervin</text:p>
          </table:table-cell>
          <table:table-cell table:style-name="ce1"/>
          <table:table-cell table:number-columns-repeated="3"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office:value-type="string" table:style-name="ce87">
            <text:p>ödeme</text:p>
          </table:table-cell>
          <table:table-cell table:style-name="ce35"/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35">
            <text:p>1.250,00</text:p>
          </table:table-cell>
          <table:table-cell table:style-name="ce35"/>
          <table:table-cell office:value-type="float" office:value="1250" table:formula="of:=[.F2]+[.D3]-[.E3]" table:style-name="ce35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35"/>
          <table:table-cell table:style-name="ce67"/>
          <table:table-cell office:value-type="float" office:value="-1000" table:formula="of:=[.F4]+[.D5]-[.E5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11.1099999999999" table:formula="of:=[.F5]+[.D6]-[.E6]" table:style-name="ce35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35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072.2199999999998" table:formula="of:=[.F7]+[.D8]-[.E8]" table:style-name="ce35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2-19T00:00:00" table:style-name="ce41">
            <text:p>19.12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35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316.6700000000003" table:formula="of:=[.F9]+[.D10]-[.E10]" table:style-name="ce35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35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35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591.2700000000002" table:formula="of:=[.F11]+[.D12]-[.E12]" table:style-name="ce35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365.8700000000001" table:formula="of:=[.F12]+[.D13]-[.E13]" table:style-name="ce35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35">
            <text:p>437,97</text:p>
          </table:table-cell>
          <table:table-cell table:style-name="ce67"/>
          <table:table-cell office:value-type="float" office:value="-927.90000000000009" table:formula="of:=[.F13]+[.D14]-[.E14]" table:style-name="ce35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35">
            <text:p>404,23</text:p>
          </table:table-cell>
          <table:table-cell table:style-name="ce67"/>
          <table:table-cell office:value-type="float" office:value="-523.67000000000007" table:formula="of:=[.F14]+[.D15]-[.E15]" table:style-name="ce35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35">
            <text:p>1.135,00</text:p>
          </table:table-cell>
          <table:table-cell table:style-name="ce67"/>
          <table:table-cell office:value-type="float" office:value="611.32999999999993" table:formula="of:=[.F15]+[.D16]-[.E16]" table:style-name="ce35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722.4399999999998" table:formula="of:=[.F16]+[.D17]-[.E17]" table:style-name="ce35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35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833.54999999999973" table:formula="of:=[.F18]+[.D19]-[.E19]" table:style-name="ce35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944.6599999999996" table:formula="of:=[.F19]+[.D20]-[.E20]" table:style-name="ce35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35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2944.2300000000005" table:formula="of:=[.F21]+[.D22]-[.E22]" table:style-name="ce35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1833.1200000000006" table:formula="of:=[.F22]+[.D23]-[.E23]" table:style-name="ce35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35">
            <text:p>1.111,12</text:p>
          </table:table-cell>
          <table:table-cell table:style-name="ce67"/>
          <table:table-cell office:value-type="float" office:value="-722.00000000000068" table:formula="of:=[.F23]+[.D24]-[.E24]" table:style-name="ce35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makası</text:p>
          </table:table-cell>
          <table:table-cell office:value-type="float" office:value="2258" table:style-name="ce35">
            <text:p>2.258,00</text:p>
          </table:table-cell>
          <table:table-cell table:style-name="ce67"/>
          <table:table-cell office:value-type="float" office:value="1535.9999999999993" table:formula="of:=[.F24]+[.D25]-[.E25]" table:style-name="ce35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şarj aleti</text:p>
          </table:table-cell>
          <table:table-cell office:value-type="float" office:value="613" table:style-name="ce35">
            <text:p>613,00</text:p>
          </table:table-cell>
          <table:table-cell table:style-name="ce88"/>
          <table:table-cell office:value-type="float" office:value="2148.9999999999991" table:formula="of:=[.F25]+[.D26]-[.E26]" table:style-name="ce35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12 v 3 ah li-on akü</text:p>
          </table:table-cell>
          <table:table-cell office:value-type="float" office:value="720" table:style-name="ce35">
            <text:p>720,00</text:p>
          </table:table-cell>
          <table:table-cell table:style-name="ce88"/>
          <table:table-cell office:value-type="float" office:value="2868.9999999999991" table:formula="of:=[.F26]+[.D27]-[.E27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8"/>
          <table:table-cell office:value-type="float" office:value="2868.9999999999991" table:formula="of:=[.F27]+[.D28]-[.E28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8"/>
          <table:table-cell office:value-type="float" office:value="2868.9999999999991" table:formula="of:=[.F28]+[.D29]-[.E29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8"/>
          <table:table-cell office:value-type="float" office:value="2868.9999999999991" table:formula="of:=[.F29]+[.D30]-[.E30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67"/>
          <table:table-cell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office:value-type="float" office:value="17269" table:formula="of:=SUM([.D3:.D30])" table:style-name="ce35">
            <text:p>17.269,00</text:p>
          </table:table-cell>
          <table:table-cell office:value-type="float" office:value="14400" table:formula="of:=SUM([.E3:.E25])" table:style-name="ce67">
            <text:p>14.400,00</text:p>
          </table:table-cell>
          <table:table-cell office:value-type="float" office:value="2869" table:formula="of:=[.D32]-[.E32]" table:style-name="ce35">
            <text:p>2.869,00</text:p>
          </table:table-cell>
          <table:table-cell table:number-columns-repeated="16378"/>
        </table:table-row>
        <table:table-row table:number-rows-repeated="1048544" table:style-name="ro2">
          <table:table-cell table:number-columns-repeated="16384"/>
        </table:table-row>
      </table:table>
      <table:table table:name="GNLK-_2022" table:style-name="ta1">
        <table:table-column table:style-name="co33" table:default-cell-style-name="ce1"/>
        <table:table-column table:style-name="co34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5" table:number-columns-repeated="2" table:default-cell-style-name="ce1"/>
        <table:table-column table:style-name="co36" table:default-cell-style-name="ce35"/>
        <table:table-column table:style-name="co10" table:default-cell-style-name="ce35"/>
        <table:table-column table:style-name="co37" table:default-cell-style-name="ce35"/>
        <table:table-column table:style-name="co28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000000005" table:formula="of:=SUM([.B3:.B14])" table:style-name="ce25">
            <text:p>446.314,05</text:p>
          </table:table-cell>
          <table:table-cell office:value-type="float" office:value="-262242.81000000006" table:formula="of:=SUM([.C3:.C14])" table:style-name="ce26">
            <text:p>-262.242,81</text:p>
          </table:table-cell>
          <table:table-cell office:value-type="float" office:value="184071.24" table:formula="of:=[.B15]+[.C15]" table:style-name="ce89">
            <text:p>184.071,24</text:p>
          </table:table-cell>
          <table:table-cell office:value-type="float" office:value="545372.04" table:formula="of:=SUM([.E3:.E14])" table:style-name="ce25">
            <text:p>545.372,04</text:p>
          </table:table-cell>
          <table:table-cell office:value-type="float" office:value="-316596.7" table:formula="of:=SUM([.F3:.F14])" table:style-name="ce26">
            <text:p>-316.596,70</text:p>
          </table:table-cell>
          <table:table-cell office:value-type="float" office:value="228775.34000000003" table:formula="of:=[.E15]+[.F15]" table:style-name="ce89">
            <text:p>228.775,34</text:p>
          </table:table-cell>
          <table:table-cell table:style-name="ce18"/>
          <table:table-cell table:style-name="ce28"/>
          <table:table-cell office:value-type="float" office:value="351" table:formula="of:=SUM([.J9:.J14])" table:style-name="ce28">
            <text:p>351</text:p>
          </table:table-cell>
          <table:table-cell office:value-type="float" office:value="82.383210000000005" table:formula="of:=SUM([.K9:.K14])" table:style-name="ce29">
            <text:p>82,38</text:p>
          </table:table-cell>
          <table:table-cell office:value-type="float" office:value="268.61678999999998" table:formula="of:=SUM([.L9:.L14])" table:style-name="ce29">
            <text:p>268,62</text:p>
          </table:table-cell>
          <table:table-cell office:value-type="float" office:value="86.05" table:formula="of:=SUM([.M3:.M14])" table:style-name="ce29">
            <text:p>86,05</text:p>
          </table:table-cell>
          <table:table-cell office:value-type="float" office:value="46.1" table:formula="of:=SUM([.N3:.N7])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0">
            <text:p>Tpl / 12</text:p>
          </table:table-cell>
          <table:table-cell office:value-type="float" office:value="37192.837500000001" table:formula="of:=[.B15]/[.A16]" table:style-name="ce91">
            <text:p>37.192,84</text:p>
          </table:table-cell>
          <table:table-cell office:value-type="float" office:value="-21853.567500000005" table:formula="of:=[.C15]/[.A16]" table:style-name="ce92">
            <text:p>-21.853,57</text:p>
          </table:table-cell>
          <table:table-cell table:style-name="ce92"/>
          <table:table-cell office:value-type="float" office:value="45447.670000000006" table:formula="of:=[.E15]/[.A16]" table:style-name="ce92">
            <text:p>45.447,67</text:p>
          </table:table-cell>
          <table:table-cell office:value-type="float" office:value="-26383.058333333334" table:formula="of:=[.F15]/[.A16]" table:style-name="ce92">
            <text:p>-26.383,06</text:p>
          </table:table-cell>
          <table:table-cell office:value-type="float" office:value="19064.611666666668" table:formula="of:=[.G15]/[.A16]" table:style-name="ce92">
            <text:p>19.064,61</text:p>
          </table:table-cell>
          <table:table-cell table:style-name="ce33"/>
          <table:table-cell table:style-name="ce34"/>
          <table:table-cell office:value-type="float" office:value="29.25" table:formula="of:=[.J15]/12" table:style-name="ce92">
            <text:p>29,25</text:p>
          </table:table-cell>
          <table:table-cell office:value-type="float" office:value="6.8652675000000007" table:formula="of:=[.K15]/12" table:style-name="ce92">
            <text:p>6,87</text:p>
          </table:table-cell>
          <table:table-cell office:value-type="float" office:value="22.384732499999998" table:formula="of:=[.L15]/12" table:style-name="ce92">
            <text:p>22,38</text:p>
          </table:table-cell>
          <table:table-cell office:value-type="float" office:value="7.1708333333333334" table:formula="of:=[.M15]/12" table:style-name="ce92">
            <text:p>7,17</text:p>
          </table:table-cell>
          <table:table-cell office:value-type="float" office:value="3.8416666666666668" table:formula="of:=[.N15]/12" table:style-name="ce92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2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38" table:default-cell-style-name="ce1"/>
        <table:table-column table:style-name="co39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93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94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95">
            <text:p>4876 KK</text:p>
          </table:table-cell>
          <table:table-cell office:value-type="string" table:style-name="ce95">
            <text:p>B</text:p>
          </table:table-cell>
          <table:table-cell table:style-name="ce95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2">
          <table:table-cell table:number-columns-repeated="16384"/>
        </table:table-row>
      </table:table>
      <table:table table:name="22_2" table:style-name="ta3">
        <table:table-column table:style-name="co40" table:default-cell-style-name="ce1"/>
        <table:table-column table:style-name="co38" table:default-cell-style-name="ce1"/>
        <table:table-column table:style-name="co39" table:default-cell-style-name="ce1"/>
        <table:table-column table:style-name="co34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41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93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95">
            <text:p>4876 KK</text:p>
          </table:table-cell>
          <table:table-cell office:value-type="string" table:style-name="ce95">
            <text:p>B</text:p>
          </table:table-cell>
          <table:table-cell table:style-name="ce95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3">
          <table:table-cell table:number-columns-repeated="16384"/>
        </table:table-row>
      </table:table>
      <table:table table:name="03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93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95">
            <text:p>4876 KK</text:p>
          </table:table-cell>
          <table:table-cell office:value-type="string" table:style-name="ce95">
            <text:p>B</text:p>
          </table:table-cell>
          <table:table-cell table:style-name="ce95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04" table:style-name="ta3">
        <table:table-column table:style-name="co13" table:default-cell-style-name="ce1"/>
        <table:table-column table:style-name="co1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93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96">
            <text:p>06 yb 1397 2. taksit</text:p>
          </table:table-cell>
          <table:table-cell table:number-columns-repeated="2" table:style-name="ce96"/>
          <table:table-cell office:value-type="float" office:value="-169" table:style-name="ce97">
            <text:p>-169,00</text:p>
          </table:table-cell>
          <table:table-cell table:style-name="ce98"/>
          <table:table-cell table:style-name="ce97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99">
            <text:p>4876 KK</text:p>
          </table:table-cell>
          <table:table-cell table:number-columns-repeated="2" table:style-name="ce99"/>
          <table:table-cell table:number-columns-repeated="2" table:style-name="ce100"/>
          <table:table-cell office:value-type="float" office:value="-3998.85" table:style-name="ce101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02">
            <text:p>Doğuş Kira 9/12-2022-23 <text:s text:c="3"/>+2000</text:p>
          </table:table-cell>
          <table:table-cell table:style-name="ce103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3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14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93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6">
            <text:p>audi benzin</text:p>
          </table:table-cell>
          <table:table-cell table:number-columns-repeated="2" table:style-name="ce96"/>
          <table:table-cell office:value-type="float" office:value="-100" table:style-name="ce97">
            <text:p>-100,00</text:p>
          </table:table-cell>
          <table:table-cell table:number-columns-repeated="2" table:style-name="ce97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99">
            <text:p>4876 KK</text:p>
          </table:table-cell>
          <table:table-cell table:number-columns-repeated="2" table:style-name="ce99"/>
          <table:table-cell table:style-name="ce100"/>
          <table:table-cell table:style-name="ce101"/>
          <table:table-cell office:value-type="float" office:value="-907.97" table:style-name="ce101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03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04"/>
          <table:table-cell office:value-type="string" table:style-name="ce105">
            <text:p>SnyF-Kynkçı Merdal 9/12-2022</text:p>
          </table:table-cell>
          <table:table-cell table:style-name="ce105"/>
          <table:table-cell office:value-type="float" office:value="4000" table:style-name="ce106">
            <text:p>4.000,00</text:p>
          </table:table-cell>
          <table:table-cell table:style-name="ce105"/>
          <table:table-cell table:number-columns-repeated="2" table:style-name="ce107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3">
          <table:table-cell table:number-columns-repeated="16384"/>
        </table:table-row>
      </table:table>
      <table:table table:name="06" table:style-name="ta3">
        <table:table-column table:style-name="co13" table:default-cell-style-name="ce1"/>
        <table:table-column table:style-name="co14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93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05"/>
          <table:table-cell office:value-type="string" table:style-name="ce108">
            <text:p>Mesut Elektrik</text:p>
          </table:table-cell>
          <table:table-cell table:style-name="ce108"/>
          <table:table-cell office:value-type="float" office:value="182.86" table:style-name="ce108">
            <text:p>182,86</text:p>
          </table:table-cell>
          <table:table-cell table:number-columns-repeated="3" table:style-name="ce109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9">
            <text:p>9522138254 /CK ÇEPESAŞ/FATURA</text:p>
          </table:table-cell>
          <table:table-cell table:number-columns-repeated="2" table:style-name="ce99"/>
          <table:table-cell office:value-type="float" office:value="-1317.2" table:style-name="ce101">
            <text:p>-1.317,20</text:p>
          </table:table-cell>
          <table:table-cell table:style-name="ce101"/>
          <table:table-cell office:value-type="float" office:value="-1317.2" table:style-name="ce101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6">
            <text:p>amazon 240gbWd ssd-braun-64gb 3/6</text:p>
          </table:table-cell>
          <table:table-cell table:number-columns-repeated="2" table:style-name="ce96"/>
          <table:table-cell office:value-type="float" office:value="-177.65" table:style-name="ce97">
            <text:p>-177,65</text:p>
          </table:table-cell>
          <table:table-cell table:number-columns-repeated="2" table:style-name="ce97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99">
            <text:p>4876 KK</text:p>
          </table:table-cell>
          <table:table-cell table:number-columns-repeated="2" table:style-name="ce99"/>
          <table:table-cell table:style-name="ce100"/>
          <table:table-cell table:style-name="ce101"/>
          <table:table-cell office:value-type="float" office:value="-1561.71" table:style-name="ce101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05"/>
          <table:table-cell office:value-type="string" table:style-name="ce105">
            <text:p>Doğuş Kira 11/12-2022-23</text:p>
          </table:table-cell>
          <table:table-cell table:style-name="ce105"/>
          <table:table-cell office:value-type="float" office:value="5000" table:style-name="ce107">
            <text:p>5.000,00</text:p>
          </table:table-cell>
          <table:table-cell table:number-columns-repeated="3" table:style-name="ce107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35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35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0">
            <text:p>20.06.2022</text:p>
          </table:table-cell>
          <table:table-cell office:value-type="string" table:style-name="ce102">
            <text:p>SnyF-Kynkçı Merdal 9/12-2022</text:p>
          </table:table-cell>
          <table:table-cell table:number-columns-repeated="3" table:style-name="ce102"/>
          <table:table-cell office:value-type="float" office:value="4000" table:style-name="ce111">
            <text:p>4.000,00</text:p>
          </table:table-cell>
          <table:table-cell table:style-name="ce102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05"/>
          <table:table-cell office:value-type="string" table:style-name="ce105">
            <text:p>SnyF-Kynkçı Merdal 10/12-2022</text:p>
          </table:table-cell>
          <table:table-cell table:style-name="ce105"/>
          <table:table-cell office:value-type="float" office:value="4000" table:style-name="ce112">
            <text:p>4.000,00</text:p>
          </table:table-cell>
          <table:table-cell table:number-columns-repeated="3" table:style-name="ce105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3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14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93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35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35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35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13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13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0">
            <text:p>05.07.2022</text:p>
          </table:table-cell>
          <table:table-cell office:value-type="string" table:style-name="ce102">
            <text:p>Doğuş Kira 11/12-2022-23<text:s/><text:span text:style-name="T2">BANKADAN</text:span></text:p>
          </table:table-cell>
          <table:table-cell table:style-name="ce102"/>
          <table:table-cell office:value-type="float" office:value="4000" table:style-name="ce114">
            <text:p>4.000,00</text:p>
          </table:table-cell>
          <table:table-cell table:style-name="ce102"/>
          <table:table-cell office:value-type="float" office:value="4000" table:style-name="ce111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15">
            <text:p>Doğuş Kira 11/12-2022-23 kalan bakiye</text:p>
          </table:table-cell>
          <table:table-cell table:style-name="ce115"/>
          <table:table-cell office:value-type="float" office:value="1000" table:style-name="ce116">
            <text:p>1.000,00</text:p>
          </table:table-cell>
          <table:table-cell table:style-name="ce115"/>
          <table:table-cell table:style-name="ce117"/>
          <table:table-cell table:style-name="ce118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05"/>
          <table:table-cell office:value-type="string" table:style-name="ce105">
            <text:p>SnyF-Kynkçı Merdal elektrik</text:p>
          </table:table-cell>
          <table:table-cell table:style-name="ce105"/>
          <table:table-cell office:value-type="float" office:value="445.63" table:style-name="ce119">
            <text:p>445,63</text:p>
          </table:table-cell>
          <table:table-cell table:style-name="ce107"/>
          <table:table-cell table:style-name="ce105"/>
          <table:table-cell table:style-name="ce107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5">
            <text:p>SnyF-Kynkçı Merdal 10/12-2022</text:p>
          </table:table-cell>
          <table:table-cell table:style-name="ce105"/>
          <table:table-cell office:value-type="float" office:value="4000" table:style-name="ce120">
            <text:p>4.000,00</text:p>
          </table:table-cell>
          <table:table-cell table:number-columns-repeated="3" table:style-name="ce115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3">
          <table:table-cell table:number-columns-repeated="16384"/>
        </table:table-row>
      </table:table>
      <table:table table:name="08" table:style-name="ta3">
        <table:table-column table:style-name="co13" table:default-cell-style-name="ce1"/>
        <table:table-column table:style-name="co1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93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1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1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1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1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1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13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2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23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02">
            <text:p>Doğuş Kira 12/12-2022-23 BANKADAN</text:p>
          </table:table-cell>
          <table:table-cell office:value-type="string" table:style-name="ce102">
            <text:p>BH</text:p>
          </table:table-cell>
          <table:table-cell office:value-type="float" office:value="5000" table:style-name="ce114">
            <text:p>5.000,00</text:p>
          </table:table-cell>
          <table:table-cell table:style-name="ce102"/>
          <table:table-cell office:value-type="float" office:value="5000" table:style-name="ce111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24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5">
            <text:p>SnyF-Kynkçı Merdal 10/12-2022</text:p>
          </table:table-cell>
          <table:table-cell table:style-name="ce125"/>
          <table:table-cell office:value-type="float" office:value="4000" table:formula="of:=['07'.D55]" table:style-name="ce126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5">
            <text:p>SnyF-Kynkçı Merdal 11/12-2022</text:p>
          </table:table-cell>
          <table:table-cell table:style-name="ce125"/>
          <table:table-cell office:value-type="float" office:value="4000" table:style-name="ce126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3">
          <table:table-cell table:number-columns-repeated="16384"/>
        </table:table-row>
      </table:table>
      <table:table table:name="09" table:style-name="ta3">
        <table:table-column table:style-name="co13" table:default-cell-style-name="ce1"/>
        <table:table-column table:style-name="co1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93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27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5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35">
            <text:p>54.000,00</text:p>
          </table:table-cell>
          <table:table-cell table:style-name="ce1"/>
          <table:table-cell table:number-columns-repeated="2" table:style-name="ce35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5">
            <text:p>Lise Arkası Kira ++++++++++++++++</text:p>
          </table:table-cell>
          <table:table-cell table:style-name="ce115"/>
          <table:table-cell office:value-type="float" office:value="20000" table:style-name="ce120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28">
            <text:p>30.08.2022</text:p>
          </table:table-cell>
          <table:table-cell office:value-type="string" table:style-name="ce125">
            <text:p>SnyF-Kynkçı Merdal 12/12-2022-23</text:p>
          </table:table-cell>
          <table:table-cell table:style-name="ce125"/>
          <table:table-cell office:value-type="float" office:value="4000" table:style-name="ce126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28">
            <text:p>30.07.2022</text:p>
          </table:table-cell>
          <table:table-cell office:value-type="string" table:style-name="ce125">
            <text:p>SnyF-Kynkçı Merdal 11/12-2022</text:p>
          </table:table-cell>
          <table:table-cell table:style-name="ce125"/>
          <table:table-cell office:value-type="float" office:value="4000" table:style-name="ce126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28">
            <text:p>30.06.2022</text:p>
          </table:table-cell>
          <table:table-cell office:value-type="string" table:style-name="ce125">
            <text:p>SnyF-Kynkçı Merdal 10/12-2022</text:p>
          </table:table-cell>
          <table:table-cell table:style-name="ce125"/>
          <table:table-cell office:value-type="float" office:value="4000" table:style-name="ce126">
            <text:p>4.000,00</text:p>
          </table:table-cell>
          <table:table-cell table:number-columns-repeated="16380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93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35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35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35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35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35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35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9">
            <text:p>Lise Arkası Kira ++++++++++++++++</text:p>
          </table:table-cell>
          <table:table-cell table:style-name="ce129"/>
          <table:table-cell office:value-type="float" office:value="20000" table:style-name="ce130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9">
            <text:p>selanik hesabına aktarılan</text:p>
          </table:table-cell>
          <table:table-cell table:style-name="ce129"/>
          <table:table-cell table:style-name="ce130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28"/>
          <table:table-cell table:number-columns-repeated="2" table:style-name="ce125"/>
          <table:table-cell table:style-name="ce126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28">
            <text:p>30.08.2022</text:p>
          </table:table-cell>
          <table:table-cell office:value-type="string" table:style-name="ce125">
            <text:p>SnyF-Kynkçı Merdal 12/12-2022-23</text:p>
          </table:table-cell>
          <table:table-cell table:style-name="ce125"/>
          <table:table-cell office:value-type="float" office:value="4000" table:style-name="ce126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28">
            <text:p>30.07.2022</text:p>
          </table:table-cell>
          <table:table-cell office:value-type="string" table:style-name="ce125">
            <text:p>SnyF-Kynkçı Merdal 11/12-2022</text:p>
          </table:table-cell>
          <table:table-cell table:style-name="ce125"/>
          <table:table-cell office:value-type="float" office:value="4000" table:style-name="ce126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28">
            <text:p>30.06.2022</text:p>
          </table:table-cell>
          <table:table-cell office:value-type="string" table:style-name="ce125">
            <text:p>SnyF-Kynkçı Merdal 10/12-2022</text:p>
          </table:table-cell>
          <table:table-cell table:style-name="ce125"/>
          <table:table-cell office:value-type="float" office:value="4000" table:style-name="ce126">
            <text:p>4.000,00</text:p>
          </table:table-cell>
          <table:table-cell table:number-columns-repeated="16380" table:style-name="ce1"/>
        </table:table-row>
        <table:table-row table:number-rows-repeated="1048487" table:style-name="ro3">
          <table:table-cell table:number-columns-repeated="16384"/>
        </table:table-row>
      </table:table>
      <table:table table:name="11" table:style-name="ta3">
        <table:table-column table:style-name="co13" table:default-cell-style-name="ce1"/>
        <table:table-column table:style-name="co1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93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1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1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1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1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1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1"/>
          <table:table-cell table:style-name="ce56"/>
          <table:table-cell office:value-type="currency" office:value="1250" table:style-name="ce132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1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1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1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1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1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1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1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1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1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1">-2.528,32</text:span></text:p>
          </table:table-cell>
          <table:table-cell table:style-name="ce49"/>
          <table:table-cell table:style-name="ce131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1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1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1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1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1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1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1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1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33">
            <text:p>snyA Ayhan Tüfek 42000-40000</text:p>
          </table:table-cell>
          <table:table-cell table:style-name="ce133"/>
          <table:table-cell office:value-type="currency" office:value="2000" table:style-name="ce134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33">
            <text:p>Cihan Elektrik Teminat 1200 – 1/6</text:p>
          </table:table-cell>
          <table:table-cell table:style-name="ce133"/>
          <table:table-cell office:value-type="currency" office:value="200" table:style-name="ce134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08-30T00:00:00" table:style-name="ce128">
            <text:p>30.08.2022</text:p>
          </table:table-cell>
          <table:table-cell office:value-type="string" table:style-name="ce125">
            <text:p>SnyF-Kynkçı Merdal 12/12-2022-23</text:p>
          </table:table-cell>
          <table:table-cell table:style-name="ce125"/>
          <table:table-cell table:style-name="ce135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28">
            <text:p>30.07.2022</text:p>
          </table:table-cell>
          <table:table-cell office:value-type="string" table:style-name="ce125">
            <text:p>SnyF-Kynkçı Merdal 11/12-2022</text:p>
          </table:table-cell>
          <table:table-cell table:style-name="ce125"/>
          <table:table-cell table:style-name="ce135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28">
            <text:p>30.06.2022</text:p>
          </table:table-cell>
          <table:table-cell office:value-type="string" table:style-name="ce125">
            <text:p>SnyF-Kynkçı Merdal 10/12-2022</text:p>
          </table:table-cell>
          <table:table-cell table:style-name="ce125"/>
          <table:table-cell table:style-name="ce135"/>
          <table:table-cell table:number-columns-repeated="16380" table:style-name="ce1"/>
        </table:table-row>
        <table:table-row table:number-rows-repeated="1048515" table:style-name="ro3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14" table:default-cell-style-name="ce1"/>
        <table:table-column table:style-name="co44" table:default-cell-style-name="ce1"/>
        <table:table-column table:style-name="co13" table:number-columns-repeated="3" table:default-cell-style-name="ce1"/>
        <table:table-column table:style-name="co13" table:default-cell-style-name="ce35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36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37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35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35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35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5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35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35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35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35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35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35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35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5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35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35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35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35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35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35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35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35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35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35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35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35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35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35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35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35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35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35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35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35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35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35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35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35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35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35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35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35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35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35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35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35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5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5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5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35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35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35">
            <text:p>3.300,00</text:p>
          </table:table-cell>
          <table:table-cell table:style-name="ce35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5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25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28">
            <text:p>06.11.2022</text:p>
          </table:table-cell>
          <table:table-cell office:value-type="string" table:style-name="ce125">
            <text:p>Cihan Elektrik Teminat 1200 – 2/6</text:p>
          </table:table-cell>
          <table:table-cell table:style-name="ce125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28">
            <text:p>05.10.2022</text:p>
          </table:table-cell>
          <table:table-cell office:value-type="string" table:style-name="ce125">
            <text:p>Cihan Elektrik Teminat 1200 – 1/6</text:p>
          </table:table-cell>
          <table:table-cell table:style-name="ce125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28"/>
          <table:table-cell table:number-columns-repeated="2" table:style-name="ce125"/>
          <table:table-cell table:style-name="ce135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28">
            <text:p>30.03.2022</text:p>
          </table:table-cell>
          <table:table-cell office:value-type="string" table:style-name="ce125">
            <text:p>SnyF-Kynkçı Merdal 12/12-2022-23</text:p>
          </table:table-cell>
          <table:table-cell office:value-type="float" office:value="3" table:style-name="ce125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35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28">
            <text:p>10.10.2022</text:p>
          </table:table-cell>
          <table:table-cell office:value-type="string" table:style-name="ce125">
            <text:p>snyA Ayhan Tüfek 42000-40000</text:p>
          </table:table-cell>
          <table:table-cell table:style-name="ce138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0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7" table:default-cell-style-name="ce1"/>
        <table:table-column table:style-name="co36" table:default-cell-style-name="ce1"/>
        <table:table-column table:style-name="co48" table:default-cell-style-name="ce1"/>
        <table:table-column table:style-name="co49" table:default-cell-style-name="ce1"/>
        <table:table-column table:style-name="co1" table:default-cell-style-name="ce1"/>
        <table:table-column table:style-name="co49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" table:style-name="ce25">
            <text:p>446.314,05</text:p>
          </table:table-cell>
          <table:table-cell office:value-type="float" office:value="-263196.11" table:style-name="ce26">
            <text:p>-263.196,11</text:p>
          </table:table-cell>
          <table:table-cell office:value-type="float" office:value="183117.94" table:style-name="ce89">
            <text:p>183.117,94</text:p>
          </table:table-cell>
          <table:table-cell office:value-type="float" office:value="545372.04" table:style-name="ce25">
            <text:p>545.372,04</text:p>
          </table:table-cell>
          <table:table-cell office:value-type="float" office:value="-316596.7" table:style-name="ce26">
            <text:p>-316.596,70</text:p>
          </table:table-cell>
          <table:table-cell office:value-type="float" office:value="228775.34" table:style-name="ce89">
            <text:p>228.775,34</text:p>
          </table:table-cell>
          <table:table-cell table:style-name="ce18"/>
          <table:table-cell table:style-name="ce28"/>
          <table:table-cell office:value-type="float" office:value="351" table:style-name="ce28">
            <text:p>351</text:p>
          </table:table-cell>
          <table:table-cell office:value-type="float" office:value="82.383210000000005" table:style-name="ce29">
            <text:p>82,38</text:p>
          </table:table-cell>
          <table:table-cell office:value-type="float" office:value="268.61678999999998" table:style-name="ce29">
            <text:p>268,62</text:p>
          </table:table-cell>
          <table:table-cell office:value-type="float" office:value="86.05" table:style-name="ce29">
            <text:p>86,05</text:p>
          </table:table-cell>
          <table:table-cell office:value-type="float" office:value="46.1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0">
            <text:p>Tpl / 12</text:p>
          </table:table-cell>
          <table:table-cell office:value-type="float" office:value="37192.837500000001" table:style-name="ce91">
            <text:p>37.192,84</text:p>
          </table:table-cell>
          <table:table-cell office:value-type="float" office:value="-21933.009166666699" table:style-name="ce92">
            <text:p>-21.933,01</text:p>
          </table:table-cell>
          <table:table-cell table:style-name="ce92"/>
          <table:table-cell office:value-type="float" office:value="45447.67" table:style-name="ce92">
            <text:p>45.447,67</text:p>
          </table:table-cell>
          <table:table-cell office:value-type="float" office:value="-26383.058333333302" table:style-name="ce92">
            <text:p>-26.383,06</text:p>
          </table:table-cell>
          <table:table-cell office:value-type="float" office:value="19064.6116666667" table:style-name="ce92">
            <text:p>19.064,61</text:p>
          </table:table-cell>
          <table:table-cell table:style-name="ce33"/>
          <table:table-cell table:style-name="ce34"/>
          <table:table-cell office:value-type="float" office:value="29.25" table:style-name="ce92">
            <text:p>29,25</text:p>
          </table:table-cell>
          <table:table-cell office:value-type="float" office:value="6.8652674999999999" table:style-name="ce92">
            <text:p>6,87</text:p>
          </table:table-cell>
          <table:table-cell office:value-type="float" office:value="22.384732499999998" table:style-name="ce92">
            <text:p>22,38</text:p>
          </table:table-cell>
          <table:table-cell office:value-type="float" office:value="7.1708333333333298" table:style-name="ce92">
            <text:p>7,17</text:p>
          </table:table-cell>
          <table:table-cell office:value-type="float" office:value="3.8416666666666699" table:style-name="ce92">
            <text:p>3,84</text:p>
          </table:table-cell>
          <table:table-cell table:number-columns-repeated="16370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/>
      <number:text>.</number:text>
      <number:month number:style="long"/>
      <number:text>.</number:text>
      <number:year number:style="long"/>
    </number:date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">
      <number:text>Tpl / </number:text>
      <number:number number:min-integer-digits="1"/>
    </number:number-style>
    <number:date-style style:name="N41">
      <number:day/>
      <number:text>.</number:text>
      <number:month number:textual="true"/>
    </number:date-style>
    <number:percentage-style style:name="N42">
      <number:number number:decimal-places="3" number:min-decimal-places="3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5-31T14:12:07Z</dc:date>
    <meta:editing-cycles>237</meta:editing-cycles>
    <meta:editing-duration>PT384998S</meta:editing-duration>
  </office:meta>
</office:document-meta>
</file>